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11dd" officeooo:paragraph-rsid="001f11d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f11dd" officeooo:paragraph-rsid="001f11dd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2007ef" officeooo:paragraph-rsid="002007ef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officeooo:rsid="001f11dd" officeooo:paragraph-rsid="001f11dd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rsid="002007ef" officeooo:paragraph-rsid="002007ef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officeooo:rsid="002007ef" officeooo:paragraph-rsid="002007ef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officeooo:paragraph-rsid="002007ef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fo:font-weight="normal" officeooo:rsid="002007ef" officeooo:paragraph-rsid="002007ef" style:font-weight-asian="normal" style:font-weight-complex="normal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style:text-underline-style="solid" style:text-underline-width="auto" style:text-underline-color="font-color" fo:font-weight="bold" officeooo:rsid="002007ef" officeooo:paragraph-rsid="002007ef" style:font-weight-asian="bold" style:font-weight-complex="bold"/>
    </style:style>
    <style:style style:name="P10" style:family="paragraph" style:parent-style-name="Standard">
      <style:paragraph-properties fo:margin-left="0.9846in" fo:margin-right="0in" fo:text-indent="0in" style:auto-text-indent="false"/>
      <style:text-properties officeooo:rsid="002007ef" officeooo:paragraph-rsid="002007ef"/>
    </style:style>
    <style:style style:name="P11" style:family="paragraph" style:parent-style-name="Standard">
      <style:paragraph-properties fo:margin-left="0.9846in" fo:margin-right="0in" fo:text-indent="0in" style:auto-text-indent="false"/>
      <style:text-properties fo:font-weight="bold" officeooo:rsid="002007ef" officeooo:paragraph-rsid="002007ef" style:font-weight-asian="bold" style:font-weight-complex="bold"/>
    </style:style>
    <style:style style:name="P12" style:family="paragraph" style:parent-style-name="Standard">
      <style:paragraph-properties fo:margin-left="0.9846in" fo:margin-right="0in" fo:text-indent="0in" style:auto-text-indent="false"/>
      <style:text-properties style:text-underline-style="none" fo:font-weight="normal" officeooo:rsid="002007ef" officeooo:paragraph-rsid="002007ef" style:font-weight-asian="normal" style:font-weight-complex="normal"/>
    </style:style>
    <style:style style:name="P13" style:family="paragraph" style:parent-style-name="Standard">
      <style:paragraph-properties fo:margin-left="1.4772in" fo:margin-right="0in" fo:text-indent="0in" style:auto-text-indent="false"/>
      <style:text-properties officeooo:rsid="002007ef" officeooo:paragraph-rsid="002007ef"/>
    </style:style>
    <style:style style:name="P14" style:family="paragraph" style:parent-style-name="Standard">
      <style:paragraph-properties fo:margin-left="1.4772in" fo:margin-right="0in" fo:text-indent="0in" style:auto-text-indent="false"/>
      <style:text-properties fo:font-weight="bold" officeooo:rsid="002007ef" officeooo:paragraph-rsid="002007ef" style:font-weight-asian="bold" style:font-weight-complex="bold"/>
    </style:style>
    <style:style style:name="T1" style:family="text">
      <style:text-properties officeooo:rsid="002007e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07ef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2007ef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V Speech / Elevator Pitch</text:p>
      <text:p text:style-name="P1"/>
      <text:p text:style-name="P3">Example Transcript Form:</text:p>
      <text:p text:style-name="P4">I have seven years of experience working with data, big data, writing and debugging code <text:s/>in a variety of languages including Java, Python, and Scala as well as writing and debugging data queries. For the last three years I have been as Casino Morongo as the Senior Big Data Engineer.</text:p>
      <text:p text:style-name="P4"/>
      <text:p text:style-name="P4">I have a reputation as a strong trouble-shoot/problem solver. My rise in the technical support department at Computer Associates gives testimony to that. I went from the lower level of <text:s/>technical support to managing the higher level (the last line of defense) over the course of 3 or 4 years. My time managing that group eventually led to my love of the topic of leadership.</text:p>
      <text:p text:style-name="P4"/>
      <text:p text:style-name="P4">The last thing I’ll bring up here is that I try to live my life by the motto of CANEI (Constant and <text:span text:style-name="T1">Never Ending Improvement).</text:span></text:p>
      <text:p text:style-name="P4"/>
      <text:p text:style-name="P4"/>
      <text:p text:style-name="P4"/>
      <text:p text:style-name="P4"/>
      <text:p text:style-name="P5">Note Form:</text:p>
      <text:p text:style-name="P7"><text:span text:style-name="T3">7 Years </text:span><text:span text:style-name="T6">EXPERIENCE</text:span><text:span text:style-name="T1">:</text:span></text:p>
      <text:p text:style-name="P10">Data</text:p>
      <text:p text:style-name="P11">Big Data</text:p>
      <text:p text:style-name="P10"><text:span text:style-name="T2">Writing and Debugging</text:span> Code</text:p>
      <text:p text:style-name="P13">Java</text:p>
      <text:p text:style-name="P13">Python</text:p>
      <text:p text:style-name="P14">Scala</text:p>
      <text:p text:style-name="P13">+ others (<text:span text:style-name="T2">Sed and Awk</text:span> often c<text:span text:style-name="T4">ome in handy)</text:span></text:p>
      <text:p text:style-name="P10"><text:span text:style-name="T2">Writing and Debugging </text:span>Data Queries</text:p>
      <text:p text:style-name="P6"/>
      <text:p text:style-name="P6">Reputation as <text:span text:style-name="T5">STRONG TROUBLE-SHOOTER</text:span></text:p>
      <text:p text:style-name="P10"><text:span text:style-name="T8">Evidence:</text:span></text:p>
      <text:p text:style-name="P13"><text:span text:style-name="T8">Level 1 – Sr. Level 1 Tech/Manager – Level 2 – </text:span><text:span text:style-name="T9">Level 2 Manager</text:span></text:p>
      <text:p text:style-name="P10"><text:span text:style-name="T9">LED TO</text:span></text:p>
      <text:p text:style-name="P8"><text:span text:style-name="T7"/></text:p>
      <text:p text:style-name="P8"><text:span text:style-name="T7">Have a </text:span><text:span text:style-name="T5">LOVE FOR LEADING PEOPLE</text:span></text:p>
      <text:p text:style-name="P8"><text:span text:style-name="T5"/></text:p>
      <text:p text:style-name="P9"><text:span text:style-name="T8">Life Principle: </text:span>CANEI</text:p>
      <text:p text:style-name="P12">Constant And Never Ending Improvemen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7T20:44:14.232353466</meta:creation-date>
    <meta:generator>LibreOffice/6.4.1.2$Linux_X86_64 LibreOffice_project/e1ad903d8acbc5f5b474f1d8ec3defef24b8c46b</meta:generator>
    <dc:date>2020-03-07T21:03:15.612336459</dc:date>
    <meta:editing-duration>PT6M36S</meta:editing-duration>
    <meta:editing-cycles>3</meta:editing-cycles>
    <meta:document-statistic meta:table-count="0" meta:image-count="0" meta:object-count="0" meta:page-count="1" meta:paragraph-count="22" meta:word-count="209" meta:character-count="1194" meta:non-whitespace-character-count="1002"/>
  </office:meta>
</office:document-meta>
</file>